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1617968" calcext:value-type="float">
            <text:p>11.7101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13378984" calcext:value-type="float">
            <text:p>11.7213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861" calcext:value-type="float">
            <text:p>11.73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7279" calcext:value-type="float">
            <text:p>11.757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234" calcext:value-type="float">
            <text:p>11.77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903" calcext:value-type="float">
            <text:p>11.796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001" calcext:value-type="float">
            <text:p>11.819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08447968" calcext:value-type="float">
            <text:p>11.8408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07838984" calcext:value-type="float">
            <text:p>11.8607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05958984" calcext:value-type="float">
            <text:p>11.8805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3287968" calcext:value-type="float">
            <text:p>11.9033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9507968" calcext:value-type="float">
            <text:p>11.9269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4618984" calcext:value-type="float">
            <text:p>11.9514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0838984" calcext:value-type="float">
            <text:p>11.9750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6737968" calcext:value-type="float">
            <text:p>11.9966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92798984" calcext:value-type="float">
            <text:p>12.0192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09968984" calcext:value-type="float">
            <text:p>12.0409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3487968" calcext:value-type="float">
            <text:p>12.0633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9227968" calcext:value-type="float">
            <text:p>12.0839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0998984" calcext:value-type="float">
            <text:p>12.1030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9098984" calcext:value-type="float">
            <text:p>12.1069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2577968" calcext:value-type="float">
            <text:p>12.0972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4537968" calcext:value-type="float">
            <text:p>12.1414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6947968" calcext:value-type="float">
            <text:p>12.1646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5398984" calcext:value-type="float">
            <text:p>12.1945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1148984" calcext:value-type="float">
            <text:p>12.2231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7977968" calcext:value-type="float">
            <text:p>12.2267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5388984" calcext:value-type="float">
            <text:p>12.1865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19337968" calcext:value-type="float">
            <text:p>12.1719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6547968" calcext:value-type="float">
            <text:p>12.2256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246" calcext:value-type="float">
            <text:p>12.25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48368984" calcext:value-type="float">
            <text:p>12.2848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3297968" calcext:value-type="float">
            <text:p>12.2923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6428984" calcext:value-type="float">
            <text:p>12.2566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4578" calcext:value-type="float">
            <text:p>12.24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07398984" calcext:value-type="float">
            <text:p>12.2707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22357968" calcext:value-type="float">
            <text:p>12.3022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8428984" calcext:value-type="float">
            <text:p>12.3328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4593" calcext:value-type="float">
            <text:p>12.364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5454" calcext:value-type="float">
            <text:p>12.39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8707968" calcext:value-type="float">
            <text:p>12.4298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653" calcext:value-type="float">
            <text:p>12.463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086" calcext:value-type="float">
            <text:p>12.49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42647968" calcext:value-type="float">
            <text:p>12.534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17298984" calcext:value-type="float">
            <text:p>12.5717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25908984" calcext:value-type="float">
            <text:p>12.6025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0847968" calcext:value-type="float">
            <text:p>12.6180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89457968" calcext:value-type="float">
            <text:p>12.6489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4346" calcext:value-type="float">
            <text:p>12.67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8368984" calcext:value-type="float">
            <text:p>12.6658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5865" calcext:value-type="float">
            <text:p>12.63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50698984" calcext:value-type="float">
            <text:p>12.6250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29768984" calcext:value-type="float">
            <text:p>12.6429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67487968" calcext:value-type="float">
            <text:p>12.5967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2998984" calcext:value-type="float">
            <text:p>12.5602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9618984" calcext:value-type="float">
            <text:p>12.5229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7347968" calcext:value-type="float">
            <text:p>12.4847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5238984" calcext:value-type="float">
            <text:p>12.4475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6777968" calcext:value-type="float">
            <text:p>12.4096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09428984" calcext:value-type="float">
            <text:p>12.3709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19537968" calcext:value-type="float">
            <text:p>12.3319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3297968" calcext:value-type="float">
            <text:p>12.2923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5428984" calcext:value-type="float">
            <text:p>12.218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1727968" calcext:value-type="float">
            <text:p>12.1791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5808984" calcext:value-type="float">
            <text:p>12.1415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7799" calcext:value-type="float">
            <text:p>12.107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31938984" calcext:value-type="float">
            <text:p>12.0931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4298984" calcext:value-type="float">
            <text:p>12.0764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6787968" calcext:value-type="float">
            <text:p>12.0366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166" calcext:value-type="float">
            <text:p>11.99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97117968" calcext:value-type="float">
            <text:p>11.9197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7294" calcext:value-type="float">
            <text:p>11.87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8882068" calcext:value-type="float">
            <text:p>11.84888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9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6</text:p>
          </table:table-cell>
          <table:table-cell office:value-type="string" calcext:value-type="string">
            <text:p>MBMG-6276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8" meta:object-count="0"/>
    <meta:user-defined meta:name="AppVersion">3.0</meta:user-defined>
  </office:meta>
</office:document-meta>
</file>